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0268748DBAC.png" manifest:media-type="image/png"/>
  <manifest:file-entry manifest:full-path="Pictures/10000001000001710000002604C4A29D.png" manifest:media-type="image/png"/>
  <manifest:file-entry manifest:full-path="Pictures/10000001000000F20000003D37B9B931.png" manifest:media-type="image/png"/>
  <manifest:file-entry manifest:full-path="Pictures/100000010000040B0000010F15B9DC37.png" manifest:media-type="image/png"/>
  <manifest:file-entry manifest:full-path="Pictures/10000001000001B000000060E01CFFA4.png" manifest:media-type="image/png"/>
  <manifest:file-entry manifest:full-path="Pictures/1000000100000444000002A29A8D8730.png" manifest:media-type="image/png"/>
  <manifest:file-entry manifest:full-path="Pictures/10000001000003A1000000D6EF32FD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026cm" svg:y="-0.37cm" svg:width="17cm" svg:height="0.917cm" draw:z-index="0"><draw:image xlink:href="Pictures/10000001000002C0000000268748DBAC.png" xlink:type="simple" xlink:show="embed" xlink:actuate="onLoad" draw:mime-type="image/png"/></draw:frame><draw:frame draw:style-name="fr1" draw:name="Imagen3" text:anchor-type="char" svg:x="0.074cm" svg:y="0.833cm" svg:width="9.763cm" svg:height="1.005cm" draw:z-index="2"><draw:image xlink:href="Pictures/10000001000001710000002604C4A29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6" text:anchor-type="char" svg:x="0.113cm" svg:y="0.386cm" svg:width="11.432cm" svg:height="2.54cm" draw:z-index="5"><draw:image xlink:href="Pictures/10000001000001B000000060E01CFF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159cm" svg:y="0.429cm" svg:width="17cm" svg:height="10.492cm" draw:z-index="1"><draw:image xlink:href="Pictures/1000000100000444000002A29A8D8730.png" xlink:type="simple" xlink:show="embed" xlink:actuate="onLoad" draw:mime-type="image/png"/></draw:frame></text:p>
      <text:p text:style-name="Standard"><draw:frame draw:style-name="fr1" draw:name="Imagen5" text:anchor-type="char" svg:x="0.238cm" svg:y="0.028cm" svg:width="17cm" svg:height="3.914cm" draw:z-index="4"><draw:image xlink:href="Pictures/10000001000003A1000000D6EF32FDEC.png" xlink:type="simple" xlink:show="embed" xlink:actuate="onLoad" draw:mime-type="image/png"/></draw:frame></text:p>
      <text:p text:style-name="Standard"><draw:frame draw:style-name="fr1" draw:name="Imagen4" text:anchor-type="char" svg:x="0.159cm" svg:y="0.249cm" svg:width="17cm" svg:height="4.45cm" draw:z-index="3"><draw:image xlink:href="Pictures/100000010000040B0000010F15B9DC37.png" xlink:type="simple" xlink:show="embed" xlink:actuate="onLoad" draw:mime-type="image/png"/></draw:frame></text:p>
      <text:p text:style-name="Standard"><draw:frame draw:style-name="fr1" draw:name="Imagen7" text:anchor-type="char" svg:x="0.06cm" svg:y="-1.351cm" svg:width="6.403cm" svg:height="1.614cm" draw:z-index="6"><draw:image xlink:href="Pictures/10000001000000F20000003D37B9B93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9:06:22.706000000</meta:creation-date>
    <dc:date>2025-03-11T19:10:59.193000000</dc:date>
    <meta:editing-duration>PT4M38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